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dca" officeooo:paragraph-rsid="0014edca"/>
    </style:style>
    <style:style style:name="P2" style:family="paragraph" style:parent-style-name="Standard">
      <style:text-properties officeooo:rsid="001758e8" officeooo:paragraph-rsid="0017df49"/>
    </style:style>
    <style:style style:name="P3" style:family="paragraph" style:parent-style-name="Standard">
      <style:text-properties officeooo:rsid="001bac0a" officeooo:paragraph-rsid="001bac0a"/>
    </style:style>
    <style:style style:name="P4" style:family="paragraph" style:parent-style-name="Standard">
      <style:text-properties officeooo:rsid="001d809d" officeooo:paragraph-rsid="001d809d"/>
    </style:style>
    <style:style style:name="P5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4edca" officeooo:paragraph-rsid="0014edca"/>
    </style:style>
    <style:style style:name="T1" style:family="text">
      <style:text-properties officeooo:rsid="0015be45"/>
    </style:style>
    <style:style style:name="T2" style:family="text">
      <style:text-properties officeooo:rsid="0017df49"/>
    </style:style>
    <style:style style:name="T3" style:family="text">
      <style:text-properties officeooo:rsid="001bac0a"/>
    </style:style>
    <style:style style:name="T4" style:family="text">
      <style:text-properties officeooo:rsid="001d809d"/>
    </style:style>
    <style:style style:name="T5" style:family="text">
      <style:text-properties officeooo:rsid="001f1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on planning</text:p>
      <text:p text:style-name="P1"/>
      <text:p text:style-name="P1"/>
      <text:p text:style-name="P1">App.jsx:</text:p>
      <text:p text:style-name="P1">-contain check to see if at correct web address, if not then display link to totaljobs.com</text:p>
      <text:p text:style-name="P1"><text:s text:c="2"/>else display the app component </text:p>
      <text:p text:style-name="P1"/>
      <text:p text:style-name="P1">link to following components:</text:p>
      <text:p text:style-name="P1">-scan – scan the page to get the required information, <text:span text:style-name="T1">error catch if searched but no results</text:span></text:p>
      <text:p text:style-name="P1">-map – display the map</text:p>
      <text:p text:style-name="P1"><text:s/>-options – toggle options like “use only tp box of results, use second as well etc” (to be worked out</text:p>
      <text:p text:style-name="P1"><text:s text:c="3"/>later once rest working)</text:p>
      <text:p text:style-name="P1"/>
      <text:p text:style-name="P1"/>
      <text:p text:style-name="P1">Steps:</text:p>
      <text:p text:style-name="P1">1 work out how to check if current web address include<text:span text:style-name="T1">s</text:span> totaljobs <text:s/><text:span text:style-name="T3">DONE</text:span></text:p>
      <text:p text:style-name="P3">2 link to totaljobs if at different web address</text:p>
      <text:p text:style-name="P2"><text:span text:style-name="T3">3</text:span> write tests to make sure the above works correctly <text:span text:style-name="T2">COME BACK TO THIS LATER</text:span></text:p>
      <text:p text:style-name="P1"/>
      <text:p text:style-name="P1"><text:span text:style-name="T3">4 </text:span>work out how to scan a page and just display the informations from a job add</text:p>
      <text:p text:style-name="P1"/>
      <text:p text:style-name="P5"/>
      <text:p text:style-name="P1"/>
      <text:p text:style-name="P4">change content script to get a piece of text from the dom and send this as the response back to react <text:span text:style-name="T5">app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9:01:02.953244830</meta:creation-date>
    <dc:date>2024-02-05T19:10:24.781245513</dc:date>
    <meta:editing-duration>P3DT23H58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8" meta:character-count="805" meta:non-whitespace-character-count="661"/>
  </office:meta>
</office:document-meta>
</file>